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style style:name="T7" style:family="text">
      <style:text-properties fo:font-family="宋体" fo:font-size="20.000000000000000pt" fo:font-weight="bold"/>
    </style:style>
    <style:style style:name="T8" style:family="text">
      <style:text-properties fo:font-weight="normal"/>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Head_202"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table-column table:style-name="Table1.A"/>
        <table:table-column table:style-name="Table1.A"/>
        <table:table-column table:style-name="Table1.A"/>
        <table:table-column table:style-name="Table1.A"/>
        <table:table-column table:style-name="Table1.A"/>
        <table:table-column table:style-name="Table1.A"/>
        <table:table-row>
          <table:table-cell table:style-name="Table1.A1">
            <text:p text:style-name="P6"><text:span text:style-name="T6">序号</text:span></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7">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9"><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8"/>
      <text:p text:style-name="P5"/>
      <text:h text:outline-level="1" text:style-name="P4"><text:span text:style-name="T5"><text:bookmark text:name="框架|outline4"/>框架</text:span></text:h>
      <text:h text:outline-level="2" text:style-name="P9"><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9"><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page" text:footnotes-position="page"/>
    <text:bibliography-configuration text:prefix="[" text:suffix="]" text:numbered-entries="false" text:sort-by-position="true">
      <text:sort-key text:key="identifier" text:sort-ascending="1"/>
    </text:bibliography-configuration>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71</meta:editing-cycles>
    <dc:date>2021-06-24T20:46:21</dc:date>
    <meta:creation-date>2008-08-22T11:41:04</meta:creation-date>
  </office:meta>
</office:document-meta>
</file>